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="thin solid #000000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="thin solid #000000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6.48229166666667cm"/>
    </style:style>
    <style:style style:name="co3" style:family="table-column">
      <style:table-column-properties fo:break-before="auto" style:column-width="2.24895833333333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9_12_2207_54_15_religion24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2" table:default-cell-style-name="ce5"/>
        <table:table-column table:style-name="co1" table:number-columns-repeated="16380" table:default-cell-style-name="ce1"/>
        <table:table-row table:style-name="ro1">
          <table:table-cell office:value-type="string" table:style-name="ce2">
            <text:p>編號</text:p>
          </table:table-cell>
          <table:table-cell office:value-type="string" table:style-name="ce2">
            <text:p>寺廟名稱</text:p>
          </table:table-cell>
          <table:table-cell office:value-type="string" table:style-name="ce2">
            <text:p>行政區</text:p>
          </table:table-cell>
          <table:table-cell office:value-type="string" table:style-name="ce2">
            <text:p>所在地</text:p>
          </table:table-cell>
          <table:table-cell table:number-columns-repeated="1638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中崙福順宮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南京東路3段303巷8弄臨10號</text:p>
          </table:table-cell>
          <table:table-cell table:number-columns-repeated="1638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台北佛教蓮社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南京東路5段59巷29弄4號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台北府城隍廟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虎林街3號</text:p>
          </table:table-cell>
          <table:table-cell table:number-columns-repeated="1638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4">
            <text:p>松山水福宮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松河街3號</text:p>
          </table:table-cell>
          <table:table-cell table:number-columns-repeated="1638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松山慈福宮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八德路4段829巷26號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松山福德宮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饒河街92號</text:p>
          </table:table-cell>
          <table:table-cell table:number-columns-repeated="1638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松山聚福廟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八德路4段498之1號1樓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松山霞海城隍廟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八德路4段439號</text:p>
          </table:table-cell>
          <table:table-cell table:number-columns-repeated="1638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法光寺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光復北路60巷20號</text:p>
          </table:table-cell>
          <table:table-cell table:number-columns-repeated="1638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4">
            <text:p>財團法人台北市中崙福成宮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市民大道4段71號</text:p>
          </table:table-cell>
          <table:table-cell table:number-columns-repeated="1638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財團法人台北市放生念佛會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延吉街33號</text:p>
          </table:table-cell>
          <table:table-cell table:number-columns-repeated="1638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4">
            <text:p>財團法人台北市松山慈祐宮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八德路4段761號</text:p>
          </table:table-cell>
          <table:table-cell table:number-columns-repeated="1638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福德宮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八德路4段181巷16弄11號</text:p>
          </table:table-cell>
          <table:table-cell table:number-columns-repeated="1638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4">
            <text:p>劍童廟</text:p>
          </table:table-cell>
          <table:table-cell office:value-type="string" table:style-name="ce3">
            <text:p>松山區</text:p>
          </table:table-cell>
          <table:table-cell office:value-type="string" table:style-name="ce4">
            <text:p>八德路3段199巷1號</text:p>
          </table:table-cell>
          <table:table-cell table:number-columns-repeated="1638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財團法人台北市松山寺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吳興街284巷17之1號</text:p>
          </table:table-cell>
          <table:table-cell table:number-columns-repeated="16380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4">
            <text:p>三張犁福佑宮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信義路5段150巷18之1號</text:p>
          </table:table-cell>
          <table:table-cell table:number-columns-repeated="16380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中坡福壽宮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福德街221巷14號</text:p>
          </table:table-cell>
          <table:table-cell table:number-columns-repeated="16380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4">
            <text:p>天寶聖道宮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松山路664之10號</text:p>
          </table:table-cell>
          <table:table-cell table:number-columns-repeated="1638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代天殿靈雲宮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信義路5段150巷22弄43號</text:p>
          </table:table-cell>
          <table:table-cell table:number-columns-repeated="16380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4">
            <text:p>台北市松山五分埔福德宮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虎林街47之3號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石泉巖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臥龍街431巷50號</text:p>
          </table:table-cell>
          <table:table-cell table:number-columns-repeated="16380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4">
            <text:p>吉福宮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松山路臨679-1號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松山奉天宮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福德街221巷12號</text:p>
          </table:table-cell>
          <table:table-cell table:number-columns-repeated="16380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4">
            <text:p>松山進安宮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永吉路517巷8弄12-3號</text:p>
          </table:table-cell>
          <table:table-cell table:number-columns-repeated="1638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松山順安宮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松隆路臨45號</text:p>
          </table:table-cell>
          <table:table-cell table:number-columns-repeated="16380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4">
            <text:p>松山慈惠堂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福德街251巷33號</text:p>
          </table:table-cell>
          <table:table-cell table:number-columns-repeated="16380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松山靈隱寺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松山路臨677之15號</text:p>
          </table:table-cell>
          <table:table-cell table:number-columns-repeated="16380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4">
            <text:p>狀元廟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吳興街336巷52號</text:p>
          </table:table-cell>
          <table:table-cell table:number-columns-repeated="1638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信義天后宮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吳興街600巷臨68號</text:p>
          </table:table-cell>
          <table:table-cell table:number-columns-repeated="16380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4">
            <text:p>真光禪寺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福德街221巷200號</text:p>
          </table:table-cell>
          <table:table-cell table:number-columns-repeated="16380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財團法人台北市靈源寺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虎林街26巷5號</text:p>
          </table:table-cell>
          <table:table-cell table:number-columns-repeated="16380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4">
            <text:p>財團法人承天武聖廟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臥龍街477-12號</text:p>
          </table:table-cell>
          <table:table-cell table:number-columns-repeated="16380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普陀山慈航寺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松山路臨677-7號</text:p>
          </table:table-cell>
          <table:table-cell table:number-columns-repeated="16380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4">
            <text:p>港口奉聖宮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和平東路3段631巷52號</text:p>
          </table:table-cell>
          <table:table-cell table:number-columns-repeated="16380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興雅福德宮</text:p>
          </table:table-cell>
          <table:table-cell office:value-type="string" table:style-name="ce3">
            <text:p>信義區</text:p>
          </table:table-cell>
          <table:table-cell office:value-type="string" table:style-name="ce4">
            <text:p>永吉路30巷30號</text:p>
          </table:table-cell>
          <table:table-cell table:number-columns-repeated="16380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4">
            <text:p>一心寺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建國南路2段11巷6號</text:p>
          </table:table-cell>
          <table:table-cell table:number-columns-repeated="16380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九龍蓮社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四維路52巷1之1及3號</text:p>
          </table:table-cell>
          <table:table-cell table:number-columns-repeated="16380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4">
            <text:p>大安車層景福宮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延吉街77號</text:p>
          </table:table-cell>
          <table:table-cell table:number-columns-repeated="16380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台北市大安區福安宮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臥龍街61號</text:p>
          </table:table-cell>
          <table:table-cell table:number-columns-repeated="16380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4">
            <text:p>法雲寺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新生南路1段165巷5之1號</text:p>
          </table:table-cell>
          <table:table-cell table:number-columns-repeated="16380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夏教養聖堂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建國南路1段44巷7號</text:p>
          </table:table-cell>
          <table:table-cell table:number-columns-repeated="16380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4">
            <text:p>泰安宮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潮州街98巷1、3、5號</text:p>
          </table:table-cell>
          <table:table-cell table:number-columns-repeated="16380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財團法人台北市天德堂總堂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和平東路3段596號</text:p>
          </table:table-cell>
          <table:table-cell table:number-columns-repeated="16380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4">
            <text:p>財團法人台北市白雲禪寺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安和路2段20巷2號</text:p>
          </table:table-cell>
          <table:table-cell table:number-columns-repeated="1638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財團法人台北市圓通學苑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潮州街58之1號</text:p>
          </table:table-cell>
          <table:table-cell table:number-columns-repeated="16380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4">
            <text:p>財團法人台北市福佑宮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安東街32號</text:p>
          </table:table-cell>
          <table:table-cell table:number-columns-repeated="16380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財團法人通化堂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復興南路2段179號4樓</text:p>
          </table:table-cell>
          <table:table-cell table:number-columns-repeated="16380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4">
            <text:p>福景宮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光復南路698號</text:p>
          </table:table-cell>
          <table:table-cell table:number-columns-repeated="16380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福興宮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延吉街 263號</text:p>
          </table:table-cell>
          <table:table-cell table:number-columns-repeated="16380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4">
            <text:p>觀音禪院</text:p>
          </table:table-cell>
          <table:table-cell office:value-type="string" table:style-name="ce3">
            <text:p>大安區</text:p>
          </table:table-cell>
          <table:table-cell office:value-type="string" table:style-name="ce4">
            <text:p>新生南路1段137巷 6號</text:p>
          </table:table-cell>
          <table:table-cell table:number-columns-repeated="16380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九府仙師廟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民權西路70巷31、33號</text:p>
          </table:table-cell>
          <table:table-cell table:number-columns-repeated="16380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4">
            <text:p>下塔悠福德爺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敬業三路196號</text:p>
          </table:table-cell>
          <table:table-cell table:number-columns-repeated="16380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大忠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中山北路4段71巷2弄臨5號</text:p>
          </table:table-cell>
          <table:table-cell table:number-columns-repeated="16380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4">
            <text:p>中嶽殿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民族東路115號</text:p>
          </table:table-cell>
          <table:table-cell table:number-columns-repeated="16380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台北市文昌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民生西路45巷9號</text:p>
          </table:table-cell>
          <table:table-cell table:number-columns-repeated="16380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4">
            <text:p>台北市圓玄學社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長春路163巷18號</text:p>
          </table:table-cell>
          <table:table-cell table:number-columns-repeated="16380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台北市圓明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中山北路2段128巷3之2號</text:p>
          </table:table-cell>
          <table:table-cell table:number-columns-repeated="16380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4">
            <text:p>台北保霞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松江路226巷21號</text:p>
          </table:table-cell>
          <table:table-cell table:number-columns-repeated="16380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台北神德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濱江街180巷13號</text:p>
          </table:table-cell>
          <table:table-cell table:number-columns-repeated="16380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style-name="ce4">
            <text:p>地藏庵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玉門街11號</text:p>
          </table:table-cell>
          <table:table-cell table:number-columns-repeated="16380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明山寺福天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劍南路648巷12號</text:p>
          </table:table-cell>
          <table:table-cell table:number-columns-repeated="16380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4">
            <text:p>金剛寺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中山北路4段71巷2弄臨三號</text:p>
          </table:table-cell>
          <table:table-cell table:number-columns-repeated="16380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財團法人九府仙師普惠堂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民權西路70巷49號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style-name="ce4">
            <text:p>財團法人台北市中庄仔福德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吉林路236巷35號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財團法人台北市永靜廟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錦西街9號</text:p>
          </table:table-cell>
          <table:table-cell table:number-columns-repeated="16380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style-name="ce4">
            <text:p>財團法人台北市朱厝崙福聚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龍江路55巷21號</text:p>
          </table:table-cell>
          <table:table-cell table:number-columns-repeated="16380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財團法人台北市妙道院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農安街87號</text:p>
          </table:table-cell>
          <table:table-cell table:number-columns-repeated="16380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string" table:style-name="ce4">
            <text:p>財團法人台北市景福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德惠街11號</text:p>
          </table:table-cell>
          <table:table-cell table:number-columns-repeated="16380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財團法人台北市蓮友念佛團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朱崙街63號</text:p>
          </table:table-cell>
          <table:table-cell table:number-columns-repeated="16380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string" table:style-name="ce4">
            <text:p>財團法人台北市臨濟護國禪寺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玉門街9號</text:p>
          </table:table-cell>
          <table:table-cell table:number-columns-repeated="16380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財團法人台北市雙境廟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松江路235巷22號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string" table:style-name="ce4">
            <text:p>財團法人台北行天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民權東路2段109號</text:p>
          </table:table-cell>
          <table:table-cell table:number-columns-repeated="16380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財團法人劍潭古寺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北安路805巷6號</text:p>
          </table:table-cell>
          <table:table-cell table:number-columns-repeated="16380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string" table:style-name="ce4">
            <text:p>景新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濱江街6之1號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4">
            <text:p>植福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北安路608巷14弄1號</text:p>
          </table:table-cell>
          <table:table-cell table:number-columns-repeated="16380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string" table:style-name="ce4">
            <text:p>圓山藥師寺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中山北路4段1巷1弄6號旁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4">
            <text:p>圓通巖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中山北路4段1巷1弄3號</text:p>
          </table:table-cell>
          <table:table-cell table:number-columns-repeated="16380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string" table:style-name="ce4">
            <text:p>新福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新生北路2段62巷33號</text:p>
          </table:table-cell>
          <table:table-cell table:number-columns-repeated="16380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4">
            <text:p>福正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中山北路4段67號</text:p>
          </table:table-cell>
          <table:table-cell table:number-columns-repeated="16380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4">
            <text:p>慧日講堂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朱崙街36號</text:p>
          </table:table-cell>
          <table:table-cell table:number-columns-repeated="16380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4">
            <text:p>鎮安宮</text:p>
          </table:table-cell>
          <table:table-cell office:value-type="string" table:style-name="ce3">
            <text:p>中山區</text:p>
          </table:table-cell>
          <table:table-cell office:value-type="string" table:style-name="ce4">
            <text:p>基湖路151巷46弄6號</text:p>
          </table:table-cell>
          <table:table-cell table:number-columns-repeated="16380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string" table:style-name="ce4">
            <text:p>二二八公園福德宮</text:p>
          </table:table-cell>
          <table:table-cell office:value-type="string" table:style-name="ce3">
            <text:p>中正區</text:p>
          </table:table-cell>
          <table:table-cell office:value-type="string" table:style-name="ce4">
            <text:p>懷寧街107號</text:p>
          </table:table-cell>
          <table:table-cell table:number-columns-repeated="16380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4">
            <text:p>光華寺</text:p>
          </table:table-cell>
          <table:table-cell office:value-type="string" table:style-name="ce3">
            <text:p>中正區</text:p>
          </table:table-cell>
          <table:table-cell office:value-type="string" table:style-name="ce4">
            <text:p>水源路157號</text:p>
          </table:table-cell>
          <table:table-cell table:number-columns-repeated="16380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string" table:style-name="ce4">
            <text:p>長慶廟</text:p>
          </table:table-cell>
          <table:table-cell office:value-type="string" table:style-name="ce3">
            <text:p>中正區</text:p>
          </table:table-cell>
          <table:table-cell office:value-type="string" table:style-name="ce4">
            <text:p>晉江街34號</text:p>
          </table:table-cell>
          <table:table-cell table:number-columns-repeated="16380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4">
            <text:p>財團法人台北市十普寺</text:p>
          </table:table-cell>
          <table:table-cell office:value-type="string" table:style-name="ce3">
            <text:p>中正區</text:p>
          </table:table-cell>
          <table:table-cell office:value-type="string" table:style-name="ce4">
            <text:p>南昌路2段140號</text:p>
          </table:table-cell>
          <table:table-cell table:number-columns-repeated="16380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string" table:style-name="ce4">
            <text:p>財團法人台北市東和禪寺</text:p>
          </table:table-cell>
          <table:table-cell office:value-type="string" table:style-name="ce3">
            <text:p>中正區</text:p>
          </table:table-cell>
          <table:table-cell office:value-type="string" table:style-name="ce4">
            <text:p>仁愛路1段21-33號</text:p>
          </table:table-cell>
          <table:table-cell table:number-columns-repeated="16380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4">
            <text:p>財團法人台北市南福宮</text:p>
          </table:table-cell>
          <table:table-cell office:value-type="string" table:style-name="ce3">
            <text:p>中正區</text:p>
          </table:table-cell>
          <table:table-cell office:value-type="string" table:style-name="ce4">
            <text:p>和平西路1段55巷1號</text:p>
          </table:table-cell>
          <table:table-cell table:number-columns-repeated="16380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string" table:style-name="ce4">
            <text:p>財團法人台北市淨土宗善導寺</text:p>
          </table:table-cell>
          <table:table-cell office:value-type="string" table:style-name="ce3">
            <text:p>中正區</text:p>
          </table:table-cell>
          <table:table-cell office:value-type="string" table:style-name="ce4">
            <text:p>忠孝東路1段23號</text:p>
          </table:table-cell>
          <table:table-cell table:number-columns-repeated="16380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4">
            <text:p>財團法人台北市華嚴蓮社</text:p>
          </table:table-cell>
          <table:table-cell office:value-type="string" table:style-name="ce3">
            <text:p>中正區</text:p>
          </table:table-cell>
          <table:table-cell office:value-type="string" table:style-name="ce4">
            <text:p>濟南路2段44號</text:p>
          </table:table-cell>
          <table:table-cell table:number-columns-repeated="16380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4">
            <text:p>財團法人台北市聖靈寺</text:p>
          </table:table-cell>
          <table:table-cell office:value-type="string" table:style-name="ce3">
            <text:p>中正區</text:p>
          </table:table-cell>
          <table:table-cell office:value-type="string" table:style-name="ce4">
            <text:p>汀州路3段10號</text:p>
          </table:table-cell>
          <table:table-cell table:number-columns-repeated="16380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4">
            <text:p>財團法人台北市臺灣省城隍廟</text:p>
          </table:table-cell>
          <table:table-cell office:value-type="string" table:style-name="ce3">
            <text:p>中正區</text:p>
          </table:table-cell>
          <table:table-cell office:value-type="string" table:style-name="ce4">
            <text:p>武昌街1段14號</text:p>
          </table:table-cell>
          <table:table-cell table:number-columns-repeated="16380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string" table:style-name="ce4">
            <text:p>通法寺</text:p>
          </table:table-cell>
          <table:table-cell office:value-type="string" table:style-name="ce3">
            <text:p>中正區</text:p>
          </table:table-cell>
          <table:table-cell office:value-type="string" table:style-name="ce4">
            <text:p>廈門街34巷15號</text:p>
          </table:table-cell>
          <table:table-cell table:number-columns-repeated="16380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4">
            <text:p>蓮雲禪苑</text:p>
          </table:table-cell>
          <table:table-cell office:value-type="string" table:style-name="ce3">
            <text:p>中正區</text:p>
          </table:table-cell>
          <table:table-cell office:value-type="string" table:style-name="ce4">
            <text:p>連雲街74巷5號</text:p>
          </table:table-cell>
          <table:table-cell table:number-columns-repeated="16380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string" table:style-name="ce4">
            <text:p>寶藏巖</text:p>
          </table:table-cell>
          <table:table-cell office:value-type="string" table:style-name="ce3">
            <text:p>中正區</text:p>
          </table:table-cell>
          <table:table-cell office:value-type="string" table:style-name="ce4">
            <text:p>汀州路3段230巷23號</text:p>
          </table:table-cell>
          <table:table-cell table:number-columns-repeated="16380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4">
            <text:p>大橋頭福德廟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迪化街2段22號</text:p>
          </table:table-cell>
          <table:table-cell table:number-columns-repeated="16380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string" table:style-name="ce4">
            <text:p>大龍峒福壽宮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敦煌路臨二之一號</text:p>
          </table:table-cell>
          <table:table-cell table:number-columns-repeated="16380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4">
            <text:p>北門口福聚宮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延平北路1段68號</text:p>
          </table:table-cell>
          <table:table-cell table:number-columns-repeated="16380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string" table:style-name="ce4">
            <text:p>台北協天宮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大龍街89-1號</text:p>
          </table:table-cell>
          <table:table-cell table:number-columns-repeated="16380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4">
            <text:p>台北保仁宮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承德路3段214巷9號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4">
            <text:p>台北霞海城隍廟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迪化街1段61號</text:p>
          </table:table-cell>
          <table:table-cell table:number-columns-repeated="16380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4">
            <text:p>平光寺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敦煌路78號</text:p>
          </table:table-cell>
          <table:table-cell table:number-columns-repeated="16380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string" table:style-name="ce4">
            <text:p>和德祠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甘谷街42號</text:p>
          </table:table-cell>
          <table:table-cell table:number-columns-repeated="16380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4">
            <text:p>法主公廟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南京西路344巷2號</text:p>
          </table:table-cell>
          <table:table-cell table:number-columns-repeated="16380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4">
            <text:p>青雲宮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民權西路160巷30弄7號</text:p>
          </table:table-cell>
          <table:table-cell table:number-columns-repeated="16380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4">
            <text:p>真聖堂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延平北路2段61巷16號</text:p>
          </table:table-cell>
          <table:table-cell table:number-columns-repeated="16380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string" table:style-name="ce4">
            <text:p>祠宇媽祖宮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保安街49巷17號</text:p>
          </table:table-cell>
          <table:table-cell table:number-columns-repeated="16380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style-name="ce4">
            <text:p>財團法人台北市天師宮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延平北路3段99號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string" table:style-name="ce4">
            <text:p>財團法人台北市至善堂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保安街49巷16號</text:p>
          </table:table-cell>
          <table:table-cell table:number-columns-repeated="16380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style-name="ce4">
            <text:p>財團法人台北市金萬成團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民權西路184巷1號</text:p>
          </table:table-cell>
          <table:table-cell table:number-columns-repeated="16380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style-name="ce4">
            <text:p>財團法人台北市普濟寺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華陰街100號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4">
            <text:p>財團法人台北市智仁宮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昌吉街95巷23號</text:p>
          </table:table-cell>
          <table:table-cell table:number-columns-repeated="16380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string" table:style-name="ce4">
            <text:p>財團法人台北市萬和宮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迪化街2段304號</text:p>
          </table:table-cell>
          <table:table-cell table:number-columns-repeated="16380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style-name="ce4">
            <text:p>財團法人台北市聖觀寺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赤峰街33巷1號</text:p>
          </table:table-cell>
          <table:table-cell table:number-columns-repeated="16380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string" table:style-name="ce4">
            <text:p>財團法人台北市醒心宮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迪化街1段307巷9號</text:p>
          </table:table-cell>
          <table:table-cell table:number-columns-repeated="16380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string" table:style-name="ce4">
            <text:p>財團法人台北市雙福宮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雙連街37號</text:p>
          </table:table-cell>
          <table:table-cell table:number-columns-repeated="16380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string" table:style-name="ce4">
            <text:p>財團法人台北市覺修宮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重慶北路3段340號</text:p>
          </table:table-cell>
          <table:table-cell table:number-columns-repeated="16380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string" table:style-name="ce4">
            <text:p>財團法人台北保安宮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哈密街61號</text:p>
          </table:table-cell>
          <table:table-cell table:number-columns-repeated="16380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string" table:style-name="ce4">
            <text:p>財團法人台灣佛教道友會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保安街1之12號8樓</text:p>
          </table:table-cell>
          <table:table-cell table:number-columns-repeated="16380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string" table:style-name="ce4">
            <text:p>財團法人臺北市臺疆樂善壇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長安西路263號</text:p>
          </table:table-cell>
          <table:table-cell table:number-columns-repeated="16380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style-name="ce4">
            <text:p>菩提講堂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南京西路18巷4弄2號</text:p>
          </table:table-cell>
          <table:table-cell table:number-columns-repeated="16380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string" table:style-name="ce4">
            <text:p>臺北市大龍峒包公廟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敦煌路臨71號</text:p>
          </table:table-cell>
          <table:table-cell table:number-columns-repeated="16380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string" table:style-name="ce4">
            <text:p>樹人書院文昌祠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迪化街2段364巷14號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string" table:style-name="ce4">
            <text:p>龍雲寺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延平北路3段18巷1號</text:p>
          </table:table-cell>
          <table:table-cell table:number-columns-repeated="16380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string" table:style-name="ce4">
            <text:p>瞿公真人廟</text:p>
          </table:table-cell>
          <table:table-cell office:value-type="string" table:style-name="ce3">
            <text:p>大同區</text:p>
          </table:table-cell>
          <table:table-cell office:value-type="string" table:style-name="ce4">
            <text:p>天水路49-1號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string" table:style-name="ce4">
            <text:p>代天府北行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和平西路3段302巷3弄19號</text:p>
          </table:table-cell>
          <table:table-cell table:number-columns-repeated="16380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string" table:style-name="ce4">
            <text:p>北天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桂林路246巷30號</text:p>
          </table:table-cell>
          <table:table-cell table:number-columns-repeated="16380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string" table:style-name="ce4">
            <text:p>台北天后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成都路51號</text:p>
          </table:table-cell>
          <table:table-cell table:number-columns-repeated="16380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string" table:style-name="ce4">
            <text:p>台北市聖安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西園路2段372巷16號</text:p>
          </table:table-cell>
          <table:table-cell table:number-columns-repeated="16380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string" table:style-name="ce4">
            <text:p>台北朝天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雙園街27號</text:p>
          </table:table-cell>
          <table:table-cell table:number-columns-repeated="16380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string" table:style-name="ce4">
            <text:p>先天道院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寶興街188巷2號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string" table:style-name="ce4">
            <text:p>助順將軍廟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康定路9、11、13號</text:p>
          </table:table-cell>
          <table:table-cell table:number-columns-repeated="16380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string" table:style-name="ce4">
            <text:p>妙覺精舍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雙園街21巷50號</text:p>
          </table:table-cell>
          <table:table-cell table:number-columns-repeated="16380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string" table:style-name="ce4">
            <text:p>東隆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環河南路3段163號</text:p>
          </table:table-cell>
          <table:table-cell table:number-columns-repeated="16380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string" table:style-name="ce4">
            <text:p>青龍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雙園街60巷88號</text:p>
          </table:table-cell>
          <table:table-cell table:number-columns-repeated="16380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string" table:style-name="ce4">
            <text:p>財團法人台北市北安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西藏路256號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string" table:style-name="ce4">
            <text:p>財團法人台北市法華寺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西寧南路194號</text:p>
          </table:table-cell>
          <table:table-cell table:number-columns-repeated="16380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string" table:style-name="ce4">
            <text:p>財團法人台北市真武殿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西昌街38,40號</text:p>
          </table:table-cell>
          <table:table-cell table:number-columns-repeated="16380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string" table:style-name="ce4">
            <text:p>財團法人台北市艋舺龍山寺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廣州街211號</text:p>
          </table:table-cell>
          <table:table-cell table:number-columns-repeated="16380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string" table:style-name="ce4">
            <text:p>財團法人台北市廣照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長泰街54號</text:p>
          </table:table-cell>
          <table:table-cell table:number-columns-repeated="16380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string" table:style-name="ce4">
            <text:p>財團法人台北湄聖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武成街124號</text:p>
          </table:table-cell>
          <table:table-cell table:number-columns-repeated="16380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string" table:style-name="ce4">
            <text:p>財團法人理教總公所台灣清心堂公所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中華路1段174號</text:p>
          </table:table-cell>
          <table:table-cell table:number-columns-repeated="16380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string" table:style-name="ce4">
            <text:p>財團法人艋舺清水巖祖師廟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康定路81號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string" table:style-name="ce4">
            <text:p>清蓮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大理街91巷23號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string" table:style-name="ce4">
            <text:p>集義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康定路249號</text:p>
          </table:table-cell>
          <table:table-cell table:number-columns-repeated="16380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string" table:style-name="ce4">
            <text:p>慈雲寺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漢口街2段119、121、123號</text:p>
          </table:table-cell>
          <table:table-cell table:number-columns-repeated="16380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string" table:style-name="ce4">
            <text:p>新約龍華佛教聖國山保安堂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康定路188巷4弄6號</text:p>
          </table:table-cell>
          <table:table-cell table:number-columns-repeated="16380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string" table:style-name="ce4">
            <text:p>楊聖廟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東園街154巷39號</text:p>
          </table:table-cell>
          <table:table-cell table:number-columns-repeated="16380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string" table:style-name="ce4">
            <text:p>艋舺青山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貴陽街2段218號</text:p>
          </table:table-cell>
          <table:table-cell table:number-columns-repeated="16380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string" table:style-name="ce4">
            <text:p>艋舺龍津宮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長沙街2段184號</text:p>
          </table:table-cell>
          <table:table-cell table:number-columns-repeated="16380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style-name="ce4">
            <text:p>蓮池寺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桂林路246巷48號</text:p>
          </table:table-cell>
          <table:table-cell table:number-columns-repeated="16380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string" table:style-name="ce4">
            <text:p>巖清寺</text:p>
          </table:table-cell>
          <table:table-cell office:value-type="string" table:style-name="ce3">
            <text:p>萬華區</text:p>
          </table:table-cell>
          <table:table-cell office:value-type="string" table:style-name="ce4">
            <text:p>環河南路3段203號</text:p>
          </table:table-cell>
          <table:table-cell table:number-columns-repeated="16380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string" table:style-name="ce4">
            <text:p>天恩宮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指南路3段38巷37之2號</text:p>
          </table:table-cell>
          <table:table-cell table:number-columns-repeated="16380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string" table:style-name="ce4">
            <text:p>木柵集應廟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保儀路76號</text:p>
          </table:table-cell>
          <table:table-cell table:number-columns-repeated="16380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string" table:style-name="ce4">
            <text:p>台北文山興安宮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仙岩路16巷64號</text:p>
          </table:table-cell>
          <table:table-cell table:number-columns-repeated="16380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string" table:style-name="ce4">
            <text:p>台北市大慈佛社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試院路4巷22號</text:p>
          </table:table-cell>
          <table:table-cell table:number-columns-repeated="16380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string" table:style-name="ce4">
            <text:p>台北市文山區頂公館福德宮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公館街44之1號</text:p>
          </table:table-cell>
          <table:table-cell table:number-columns-repeated="16380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string" table:style-name="ce4">
            <text:p>台北市文山區溝子口福德宮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木柵路1段59巷1號</text:p>
          </table:table-cell>
          <table:table-cell table:number-columns-repeated="16380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string" table:style-name="ce4">
            <text:p>光淨寺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興隆路4段1巷88號</text:p>
          </table:table-cell>
          <table:table-cell table:number-columns-repeated="16380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string" table:style-name="ce4">
            <text:p>明德宮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老泉街45巷27之1號</text:p>
          </table:table-cell>
          <table:table-cell table:number-columns-repeated="16380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string" table:style-name="ce4">
            <text:p>指南宮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萬壽路115號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string" table:style-name="ce4">
            <text:p>凌振宮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木柵路1段191巷54號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string" table:style-name="ce4">
            <text:p>真修寺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試院路134號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string" table:style-name="ce4">
            <text:p>財團法人台北市木柵忠順廟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中崙路13號</text:p>
          </table:table-cell>
          <table:table-cell table:number-columns-repeated="16380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string" table:style-name="ce4">
            <text:p>財團法人台北市景美集應廟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景美街37號</text:p>
          </table:table-cell>
          <table:table-cell table:number-columns-repeated="16380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string" table:style-name="ce4">
            <text:p>財團法人萬慶巖清水祖師廟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萬慶街124號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string" table:style-name="ce4">
            <text:p>祥光寺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萬壽路63號</text:p>
          </table:table-cell>
          <table:table-cell table:number-columns-repeated="16380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string" table:style-name="ce4">
            <text:p>慈光寺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萬芳路26巷5號</text:p>
          </table:table-cell>
          <table:table-cell table:number-columns-repeated="16380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string" table:style-name="ce4">
            <text:p>福興宮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福興路5號</text:p>
          </table:table-cell>
          <table:table-cell table:number-columns-repeated="16380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string" table:style-name="ce4">
            <text:p>樟山寺</text:p>
          </table:table-cell>
          <table:table-cell office:value-type="string" table:style-name="ce3">
            <text:p>文山區</text:p>
          </table:table-cell>
          <table:table-cell office:value-type="string" table:style-name="ce4">
            <text:p>老泉街45巷29號</text:p>
          </table:table-cell>
          <table:table-cell table:number-columns-repeated="16380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string" table:style-name="ce4">
            <text:p>天達堂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研究院路3段25巷8號</text:p>
          </table:table-cell>
          <table:table-cell table:number-columns-repeated="16380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string" table:style-name="ce4">
            <text:p>台北南港慈岩宮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研究院路3段161巷12號</text:p>
          </table:table-cell>
          <table:table-cell table:number-columns-repeated="16380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string" table:style-name="ce4">
            <text:p>玉成公園福德宮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中坡南路51號</text:p>
          </table:table-cell>
          <table:table-cell table:number-columns-repeated="16380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string" table:style-name="ce4">
            <text:p>西新福壽宮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成功路1段臨79號</text:p>
          </table:table-cell>
          <table:table-cell table:number-columns-repeated="16380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string" table:style-name="ce4">
            <text:p>坤元宮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三重路79巷8弄2之1號</text:p>
          </table:table-cell>
          <table:table-cell table:number-columns-repeated="16380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style-name="ce4">
            <text:p>明心禪寺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研究院路3段280巷1號</text:p>
          </table:table-cell>
          <table:table-cell table:number-columns-repeated="16380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string" table:style-name="ce4">
            <text:p>金山寺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中南街168巷1號</text:p>
          </table:table-cell>
          <table:table-cell table:number-columns-repeated="16380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string" table:style-name="ce4">
            <text:p>南港慈雲寺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福山街44巷15弄1號</text:p>
          </table:table-cell>
          <table:table-cell table:number-columns-repeated="16380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string" table:style-name="ce4">
            <text:p>南港聖德宮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研究院路4段162巷6號</text:p>
          </table:table-cell>
          <table:table-cell table:number-columns-repeated="16380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string" table:style-name="ce4">
            <text:p>後山坡福德爺廟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東新街170巷臨1號</text:p>
          </table:table-cell>
          <table:table-cell table:number-columns-repeated="16380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string" table:style-name="ce4">
            <text:p>富南宮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研究院路1段112、114號</text:p>
          </table:table-cell>
          <table:table-cell table:number-columns-repeated="16380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string" table:style-name="ce4">
            <text:p>無極明聖宮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忠孝東路7段478巷臨12號</text:p>
          </table:table-cell>
          <table:table-cell table:number-columns-repeated="16380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string" table:style-name="ce4">
            <text:p>慈善總堂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研究院路2段83號</text:p>
          </table:table-cell>
          <table:table-cell table:number-columns-repeated="16380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string" table:style-name="ce4">
            <text:p>新福宮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南港路2段238巷2號</text:p>
          </table:table-cell>
          <table:table-cell table:number-columns-repeated="16380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string" table:style-name="ce4">
            <text:p>護國九天宮</text:p>
          </table:table-cell>
          <table:table-cell office:value-type="string" table:style-name="ce3">
            <text:p>南港區</text:p>
          </table:table-cell>
          <table:table-cell office:value-type="string" table:style-name="ce4">
            <text:p>南深路91巷33號</text:p>
          </table:table-cell>
          <table:table-cell table:number-columns-repeated="16380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string" table:style-name="ce4">
            <text:p>三教山清靈宮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康樂街236之6號</text:p>
          </table:table-cell>
          <table:table-cell table:number-columns-repeated="16380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string" table:style-name="ce4">
            <text:p>內湖公舘庄武身開漳聖王廟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內湖路3段256巷8號</text:p>
          </table:table-cell>
          <table:table-cell table:number-columns-repeated="16380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string" table:style-name="ce4">
            <text:p>內湖承天宮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文湖街21巷93號</text:p>
          </table:table-cell>
          <table:table-cell table:number-columns-repeated="16380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string" table:style-name="ce4">
            <text:p>太陽堂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碧山路2號</text:p>
          </table:table-cell>
          <table:table-cell table:number-columns-repeated="16380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string" table:style-name="ce4">
            <text:p>台北市內湖區碧霞宮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碧山路29號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style-name="ce4">
            <text:p>台北慈光廟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民權東路6段206巷143弄113號</text:p>
          </table:table-cell>
          <table:table-cell table:number-columns-repeated="16380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string" table:style-name="ce4">
            <text:p>台北護國延平宮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內湖路3段348巷6號</text:p>
          </table:table-cell>
          <table:table-cell table:number-columns-repeated="16380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string" table:style-name="ce4">
            <text:p>竹月寺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環山路2段50巷14弄臨14之7號</text:p>
          </table:table-cell>
          <table:table-cell table:number-columns-repeated="16380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string" table:style-name="ce4">
            <text:p>金碧宮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金龍路92號</text:p>
          </table:table-cell>
          <table:table-cell table:number-columns-repeated="16380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string" table:style-name="ce4">
            <text:p>恆光禪寺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碧山路44之6號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string" table:style-name="ce4">
            <text:p>峰碧山圓覺寺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碧山路39號</text:p>
          </table:table-cell>
          <table:table-cell table:number-columns-repeated="16380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string" table:style-name="ce4">
            <text:p>財團法人金龍院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內湖路3段256巷2號</text:p>
          </table:table-cell>
          <table:table-cell table:number-columns-repeated="16380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string" table:style-name="ce4">
            <text:p>新坡尾福德廟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內湖路3段367號</text:p>
          </table:table-cell>
          <table:table-cell table:number-columns-repeated="16380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string" table:style-name="ce4">
            <text:p>碧山巖開漳聖王廟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碧山路24號</text:p>
          </table:table-cell>
          <table:table-cell table:number-columns-repeated="16380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string" table:style-name="ce4">
            <text:p>福德祠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康寧路1段236號</text:p>
          </table:table-cell>
          <table:table-cell table:number-columns-repeated="16380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string" table:style-name="ce4">
            <text:p>梘頭福德祠</text:p>
          </table:table-cell>
          <table:table-cell office:value-type="string" table:style-name="ce3">
            <text:p>內湖區</text:p>
          </table:table-cell>
          <table:table-cell office:value-type="string" table:style-name="ce4">
            <text:p>內湖路2段450號前</text:p>
          </table:table-cell>
          <table:table-cell table:number-columns-repeated="16380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string" table:style-name="ce4">
            <text:p>九蓮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劍南路203巷6號</text:p>
          </table:table-cell>
          <table:table-cell table:number-columns-repeated="16380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string" table:style-name="ce4">
            <text:p>士林街福德宮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大南路138號</text:p>
          </table:table-cell>
          <table:table-cell table:number-columns-repeated="16380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string" table:style-name="ce4">
            <text:p>天母三玉宮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天母東路6號</text:p>
          </table:table-cell>
          <table:table-cell table:number-columns-repeated="16380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string" table:style-name="ce4">
            <text:p>台北市士林承德福德宮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劍潭路40號</text:p>
          </table:table-cell>
          <table:table-cell table:number-columns-repeated="16380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string" table:style-name="ce4">
            <text:p>台北市士林區合誠宮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平菁街106巷6之1號</text:p>
          </table:table-cell>
          <table:table-cell table:number-columns-repeated="16380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string" table:style-name="ce4">
            <text:p>台北地藏禪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延平北路7段189號</text:p>
          </table:table-cell>
          <table:table-cell table:number-columns-repeated="16380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string" table:style-name="ce4">
            <text:p>永明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仰德大道2段100巷20號</text:p>
          </table:table-cell>
          <table:table-cell table:number-columns-repeated="16380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string" table:style-name="ce4">
            <text:p>共和宮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社子街117號</text:p>
          </table:table-cell>
          <table:table-cell table:number-columns-repeated="16380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string" table:style-name="ce4">
            <text:p>吉祥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東山路25巷81弄40號</text:p>
          </table:table-cell>
          <table:table-cell table:number-columns-repeated="16380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string" table:style-name="ce4">
            <text:p>妙光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至善路1段138巷24弄8號</text:p>
          </table:table-cell>
          <table:table-cell table:number-columns-repeated="16380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string" table:style-name="ce4">
            <text:p>妙法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至善路3段307號</text:p>
          </table:table-cell>
          <table:table-cell table:number-columns-repeated="16380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string" table:style-name="ce4">
            <text:p>坤天亭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延平北路8段96巷15號</text:p>
          </table:table-cell>
          <table:table-cell table:number-columns-repeated="16380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string" table:style-name="ce4">
            <text:p>東方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永公路245巷24號</text:p>
          </table:table-cell>
          <table:table-cell table:number-columns-repeated="16380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string" table:style-name="ce4">
            <text:p>法雨山普宜苑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至善路3段181巷5弄5號</text:p>
          </table:table-cell>
          <table:table-cell table:number-columns-repeated="16380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string" table:style-name="ce4">
            <text:p>芝山巖惠濟宮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至誠路1段326巷26號</text:p>
          </table:table-cell>
          <table:table-cell table:number-columns-repeated="16380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string" table:style-name="ce4">
            <text:p>昭明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中山北路5段56號</text:p>
          </table:table-cell>
          <table:table-cell table:number-columns-repeated="16380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string" table:style-name="ce4">
            <text:p>飛龍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東山路25巷81弄62號</text:p>
          </table:table-cell>
          <table:table-cell table:number-columns-repeated="16380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string" table:style-name="ce4">
            <text:p>財團法人台北市士林神農宮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前街74號</text:p>
          </table:table-cell>
          <table:table-cell table:number-columns-repeated="16380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string" table:style-name="ce4">
            <text:p>財團法人台北市妙德蘭若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仰德大道2段41巷24號</text:p>
          </table:table-cell>
          <table:table-cell table:number-columns-repeated="16380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string" table:style-name="ce4">
            <text:p>財團法人台北市南海普陀山慧濟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中山北路7段190巷34之1號</text:p>
          </table:table-cell>
          <table:table-cell table:number-columns-repeated="16380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string" table:style-name="ce4">
            <text:p>財團法人台北葫蘆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延平北路5段285巷35號</text:p>
          </table:table-cell>
          <table:table-cell table:number-columns-repeated="16380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string" table:style-name="ce4">
            <text:p>啟明佛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大西路54號</text:p>
          </table:table-cell>
          <table:table-cell table:number-columns-repeated="16380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string" table:style-name="ce4">
            <text:p>淨光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中山北路7段190巷113之3號</text:p>
          </table:table-cell>
          <table:table-cell table:number-columns-repeated="16380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string" table:style-name="ce4">
            <text:p>淨因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劍南路201號</text:p>
          </table:table-cell>
          <table:table-cell table:number-columns-repeated="16380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string" table:style-name="ce4">
            <text:p>報恩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中山北路5段102號</text:p>
          </table:table-cell>
          <table:table-cell table:number-columns-repeated="16380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string" table:style-name="ce4">
            <text:p>湧泉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劍南路211號</text:p>
          </table:table-cell>
          <table:table-cell table:number-columns-repeated="16380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string" table:style-name="ce4">
            <text:p>無極天聖殿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平菁街95巷47-1號</text:p>
          </table:table-cell>
          <table:table-cell table:number-columns-repeated="16380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string" table:style-name="ce4">
            <text:p>陽明山公館里關聖帝君廟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永公路350巷55號1樓</text:p>
          </table:table-cell>
          <table:table-cell table:number-columns-repeated="16380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string" table:style-name="ce4">
            <text:p>圓明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劍南路203巷1號</text:p>
          </table:table-cell>
          <table:table-cell table:number-columns-repeated="16380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string" table:style-name="ce4">
            <text:p>慈悟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中山北路7段219巷167號</text:p>
          </table:table-cell>
          <table:table-cell table:number-columns-repeated="16380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string" table:style-name="ce4">
            <text:p>慈諴宮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大南路84號</text:p>
          </table:table-cell>
          <table:table-cell table:number-columns-repeated="16380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string" table:style-name="ce4">
            <text:p>廣明寺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延平北路6段116巷13號</text:p>
          </table:table-cell>
          <table:table-cell table:number-columns-repeated="16380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string" table:style-name="ce4">
            <text:p>鶴鳴精舍</text:p>
          </table:table-cell>
          <table:table-cell office:value-type="string" table:style-name="ce3">
            <text:p>士林區</text:p>
          </table:table-cell>
          <table:table-cell office:value-type="string" table:style-name="ce4">
            <text:p>平菁街42巷9號</text:p>
          </table:table-cell>
          <table:table-cell table:number-columns-repeated="16380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string" table:style-name="ce4">
            <text:p>一德福德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中央北路4段515巷3弄16-1號</text:p>
          </table:table-cell>
          <table:table-cell table:number-columns-repeated="16380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string" table:style-name="ce4">
            <text:p>上清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復興三路230巷29號</text:p>
          </table:table-cell>
          <table:table-cell table:number-columns-repeated="16380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string" table:style-name="ce4">
            <text:p>天佛禪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溫泉路150-1號</text:p>
          </table:table-cell>
          <table:table-cell table:number-columns-repeated="16380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string" table:style-name="ce4">
            <text:p>北投天保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中和街446巷74號</text:p>
          </table:table-cell>
          <table:table-cell table:number-columns-repeated="16380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string" table:style-name="ce4">
            <text:p>北投天寶聖道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幽雅路杏林巷5之1號</text:p>
          </table:table-cell>
          <table:table-cell table:number-columns-repeated="16380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string" table:style-name="ce4">
            <text:p>北投代天府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豐年路1段35之1號</text:p>
          </table:table-cell>
          <table:table-cell table:number-columns-repeated="16380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string" table:style-name="ce4">
            <text:p>北投區廣福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大同街臨329之3號</text:p>
          </table:table-cell>
          <table:table-cell table:number-columns-repeated="16380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string" table:style-name="ce4">
            <text:p>北投集福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磺港路68號</text:p>
          </table:table-cell>
          <table:table-cell table:number-columns-repeated="16380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string" table:style-name="ce4">
            <text:p>北投龍雲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幽雅路杏林巷3-6號</text:p>
          </table:table-cell>
          <table:table-cell table:number-columns-repeated="16380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string" table:style-name="ce4">
            <text:p>北投磺田福佑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大業路667巷臨8號</text:p>
          </table:table-cell>
          <table:table-cell table:number-columns-repeated="16380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string" table:style-name="ce4">
            <text:p>台北市天竺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幽雅路杏林巷3-7號</text:p>
          </table:table-cell>
          <table:table-cell table:number-columns-repeated="16380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string" table:style-name="ce4">
            <text:p>台北市北投至妙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泉源路241之2號</text:p>
          </table:table-cell>
          <table:table-cell table:number-columns-repeated="16380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string" table:style-name="ce4">
            <text:p>台北市關渡玉女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大度路3段301巷222號</text:p>
          </table:table-cell>
          <table:table-cell table:number-columns-repeated="16380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string" table:style-name="ce4">
            <text:p>台北慈惠堂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吉利街27號</text:p>
          </table:table-cell>
          <table:table-cell table:number-columns-repeated="16380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string" table:style-name="ce4">
            <text:p>石牌玄帝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自強街31巷40號</text:p>
          </table:table-cell>
          <table:table-cell table:number-columns-repeated="16380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string" table:style-name="ce4">
            <text:p>安國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復興三路101巷10號</text:p>
          </table:table-cell>
          <table:table-cell table:number-columns-repeated="16380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string" table:style-name="ce4">
            <text:p>佛樺靜舍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湖底路20-7號</text:p>
          </table:table-cell>
          <table:table-cell table:number-columns-repeated="16380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string" table:style-name="ce4">
            <text:p>汾陽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石牌路1段58巷28弄臨7號</text:p>
          </table:table-cell>
          <table:table-cell table:number-columns-repeated="16380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string" table:style-name="ce4">
            <text:p>屈原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洲美街122號</text:p>
          </table:table-cell>
          <table:table-cell table:number-columns-repeated="16380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string" table:style-name="ce4">
            <text:p>明山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行義路115號</text:p>
          </table:table-cell>
          <table:table-cell table:number-columns-repeated="16380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string" table:style-name="ce4">
            <text:p>法藏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溫泉路156號</text:p>
          </table:table-cell>
          <table:table-cell table:number-columns-repeated="16380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string" table:style-name="ce4">
            <text:p>桃源福德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中央北路3段62號</text:p>
          </table:table-cell>
          <table:table-cell table:number-columns-repeated="16380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4">
            <text:p>祖師禪林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復興三路198號</text:p>
          </table:table-cell>
          <table:table-cell table:number-columns-repeated="16380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string" table:style-name="ce4">
            <text:p>財團法人台北市中和堂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奇岩路151號</text:p>
          </table:table-cell>
          <table:table-cell table:number-columns-repeated="16380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4">
            <text:p>財團法人台北市中華佛教文化館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光明路276號</text:p>
          </table:table-cell>
          <table:table-cell table:number-columns-repeated="16380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string" table:style-name="ce4">
            <text:p>財團法人台北市北投區慈生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立農街1段321號</text:p>
          </table:table-cell>
          <table:table-cell table:number-columns-repeated="16380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string" table:style-name="ce4">
            <text:p>財團法人台北市北投區靈山大慈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登山路85號</text:p>
          </table:table-cell>
          <table:table-cell table:number-columns-repeated="16380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string" table:style-name="ce4">
            <text:p>財團法人台北市北投慈后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清江路169號</text:p>
          </table:table-cell>
          <table:table-cell table:number-columns-repeated="16380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string" table:style-name="ce4">
            <text:p>財團法人台北市法雨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登山路108號</text:p>
          </table:table-cell>
          <table:table-cell table:number-columns-repeated="16380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string" table:style-name="ce4">
            <text:p>財團法人台北市善光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溫泉路銀光巷20號</text:p>
          </table:table-cell>
          <table:table-cell table:number-columns-repeated="16380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string" table:style-name="ce4">
            <text:p>財團法人台北市關渡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知行路360號</text:p>
          </table:table-cell>
          <table:table-cell table:number-columns-repeated="16380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string" table:style-name="ce4">
            <text:p>財團法人台北行天宮北投分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中央北路4段18巷50號</text:p>
          </table:table-cell>
          <table:table-cell table:number-columns-repeated="16380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string" table:style-name="ce4">
            <text:p>財團法人陽明山五福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行義路1號</text:p>
          </table:table-cell>
          <table:table-cell table:number-columns-repeated="16380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string" table:style-name="ce4">
            <text:p>普濟寺（原名鐵真院）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溫泉路112號</text:p>
          </table:table-cell>
          <table:table-cell table:number-columns-repeated="16380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string" table:style-name="ce4">
            <text:p>陽明山慈惠堂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奇岩路17號</text:p>
          </table:table-cell>
          <table:table-cell table:number-columns-repeated="16380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string" table:style-name="ce4">
            <text:p>陽明黃帝神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豐年路1段20巷1號</text:p>
          </table:table-cell>
          <table:table-cell table:number-columns-repeated="16380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string" table:style-name="ce4">
            <text:p>雲來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公館路186號</text:p>
          </table:table-cell>
          <table:table-cell table:number-columns-repeated="16380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string" table:style-name="ce4">
            <text:p>慈航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中和街456號</text:p>
          </table:table-cell>
          <table:table-cell table:number-columns-repeated="16380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string" table:style-name="ce4">
            <text:p>照明淨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崇仰七路51、53號</text:p>
          </table:table-cell>
          <table:table-cell table:number-columns-repeated="16380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string" table:style-name="ce4">
            <text:p>農禪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大度路112號</text:p>
          </table:table-cell>
          <table:table-cell table:number-columns-repeated="16380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string" table:style-name="ce4">
            <text:p>福安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公館路85巷2弄2號</text:p>
          </table:table-cell>
          <table:table-cell table:number-columns-repeated="16380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string" table:style-name="ce4">
            <text:p>福星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自強街5巷22號</text:p>
          </table:table-cell>
          <table:table-cell table:number-columns-repeated="16380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string" table:style-name="ce4">
            <text:p>福慈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中央北路4段30巷68號</text:p>
          </table:table-cell>
          <table:table-cell table:number-columns-repeated="16380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string" table:style-name="ce4">
            <text:p>福裕宮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文林北路5巷58號1樓</text:p>
          </table:table-cell>
          <table:table-cell table:number-columns-repeated="16380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string" table:style-name="ce4">
            <text:p>彌陀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東昇路3號</text:p>
          </table:table-cell>
          <table:table-cell table:number-columns-repeated="16380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string" table:style-name="ce4">
            <text:p>關渡萬善同公祠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大度路3段336號</text:p>
          </table:table-cell>
          <table:table-cell table:number-columns-repeated="16380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string" table:style-name="ce4">
            <text:p>靈法寺</text:p>
          </table:table-cell>
          <table:table-cell office:value-type="string" table:style-name="ce3">
            <text:p>北投區</text:p>
          </table:table-cell>
          <table:table-cell office:value-type="string" table:style-name="ce4">
            <text:p>長壽路20號</text:p>
          </table:table-cell>
          <table:table-cell table:number-columns-repeated="16380"/>
        </table:table-row>
        <table:table-row table:style-name="ro1">
          <table:table-cell office:value-type="float" office:value="281" table:style-name="ce7">
            <text:p>281</text:p>
          </table:table-cell>
          <table:table-cell office:value-type="string" table:style-name="ce8">
            <text:p>觀音禪院</text:p>
          </table:table-cell>
          <table:table-cell office:value-type="string" table:style-name="ce7">
            <text:p>北投區</text:p>
          </table:table-cell>
          <table:table-cell office:value-type="string" table:style-name="ce8">
            <text:p>崇仰一路11號</text:p>
          </table:table-cell>
          <table:table-cell table:number-columns-repeated="16380"/>
        </table:table-row>
        <table:table-row table:style-name="ro1">
          <table:table-cell office:value-type="float" office:value="282" table:style-name="ce9">
            <text:p>282</text:p>
          </table:table-cell>
          <table:table-cell office:value-type="string" table:style-name="ce10">
            <text:p>台北市北投區洲美三王宮</text:p>
          </table:table-cell>
          <table:table-cell office:value-type="string" table:style-name="ce11">
            <text:p>北投區</text:p>
          </table:table-cell>
          <table:table-cell office:value-type="string" table:style-name="ce10">
            <text:p>福美路199號</text:p>
          </table:table-cell>
          <table:table-cell table:number-columns-repeated="16380"/>
        </table:table-row>
        <table:table-row table:number-rows-repeated="10482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_50_0_37__32_-_32__36628__33394_1" style:display-name="20% - 輔色1" style:family="table-cell" style:data-style-name="N0">
      <style:table-cell-properties fo:background-color="#D9E1F2"/>
    </style:style>
    <style:style style:name="_50_0_37__32_-_32__36628__33394_2" style:display-name="20% - 輔色2" style:family="table-cell" style:data-style-name="N0">
      <style:table-cell-properties fo:background-color="#FCE4D6"/>
    </style:style>
    <style:style style:name="_50_0_37__32_-_32__36628__33394_3" style:display-name="20% - 輔色3" style:family="table-cell" style:data-style-name="N0">
      <style:table-cell-properties fo:background-color="#EDEDED"/>
    </style:style>
    <style:style style:name="_50_0_37__32_-_32__36628__33394_4" style:display-name="20% - 輔色4" style:family="table-cell" style:data-style-name="N0">
      <style:table-cell-properties fo:background-color="#FFF2CC"/>
    </style:style>
    <style:style style:name="_50_0_37__32_-_32__36628__33394_5" style:display-name="20% - 輔色5" style:family="table-cell" style:data-style-name="N0">
      <style:table-cell-properties fo:background-color="#DDEBF7"/>
    </style:style>
    <style:style style:name="_50_0_37__32_-_32__36628__33394_6" style:display-name="20% - 輔色6" style:family="table-cell" style:data-style-name="N0">
      <style:table-cell-properties fo:background-color="#E2EFDA"/>
    </style:style>
    <style:style style:name="_52_0_37__32_-_32__36628__33394_1" style:display-name="40% - 輔色1" style:family="table-cell" style:data-style-name="N0">
      <style:table-cell-properties fo:background-color="#B4C6E7"/>
    </style:style>
    <style:style style:name="_52_0_37__32_-_32__36628__33394_2" style:display-name="40% - 輔色2" style:family="table-cell" style:data-style-name="N0">
      <style:table-cell-properties fo:background-color="#F8CBAD"/>
    </style:style>
    <style:style style:name="_52_0_37__32_-_32__36628__33394_3" style:display-name="40% - 輔色3" style:family="table-cell" style:data-style-name="N0">
      <style:table-cell-properties fo:background-color="#DBDBDB"/>
    </style:style>
    <style:style style:name="_52_0_37__32_-_32__36628__33394_4" style:display-name="40% - 輔色4" style:family="table-cell" style:data-style-name="N0">
      <style:table-cell-properties fo:background-color="#FFE699"/>
    </style:style>
    <style:style style:name="_52_0_37__32_-_32__36628__33394_5" style:display-name="40% - 輔色5" style:family="table-cell" style:data-style-name="N0">
      <style:table-cell-properties fo:background-color="#BDD7EE"/>
    </style:style>
    <style:style style:name="_52_0_37__32_-_32__36628__33394_6" style:display-name="40% - 輔色6" style:family="table-cell" style:data-style-name="N0">
      <style:table-cell-properties fo:background-color="#C6E0B4"/>
    </style:style>
    <style:style style:name="_54_0_37__32_-_32__36628__33394_1" style:display-name="60% - 輔色1" style:family="table-cell" style:data-style-name="N0">
      <style:table-cell-properties fo:background-color="#8EA9DB"/>
    </style:style>
    <style:style style:name="_54_0_37__32_-_32__36628__33394_2" style:display-name="60% - 輔色2" style:family="table-cell" style:data-style-name="N0">
      <style:table-cell-properties fo:background-color="#F4B084"/>
    </style:style>
    <style:style style:name="_54_0_37__32_-_32__36628__33394_3" style:display-name="60% - 輔色3" style:family="table-cell" style:data-style-name="N0">
      <style:table-cell-properties fo:background-color="#C9C9C9"/>
    </style:style>
    <style:style style:name="_54_0_37__32_-_32__36628__33394_4" style:display-name="60% - 輔色4" style:family="table-cell" style:data-style-name="N0">
      <style:table-cell-properties fo:background-color="#FFD966"/>
    </style:style>
    <style:style style:name="_54_0_37__32_-_32__36628__33394_5" style:display-name="60% - 輔色5" style:family="table-cell" style:data-style-name="N0">
      <style:table-cell-properties fo:background-color="#9BC2E6"/>
    </style:style>
    <style:style style:name="_54_0_37__32_-_32__36628__33394_6" style:display-name="60% - 輔色6" style:family="table-cell" style:data-style-name="N0">
      <style:table-cell-properties fo:background-color="#A9D08E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0013__31561_" style:display-name="中等" style:family="table-cell" style:data-style-name="N0">
      <style:table-cell-properties fo:background-color="#FFEB9C"/>
      <style:text-properties fo:color="#9C5700"/>
    </style:style>
    <style:style style:name="_21512__35336_" style:display-name="合計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472C4"/>
      <style:text-properties fo:color="#FFFFFF"/>
    </style:style>
    <style:style style:name="_36628__33394_2" style:display-name="輔色2" style:family="table-cell" style:data-style-name="N0">
      <style:table-cell-properties fo:background-color="#ED7D31"/>
      <style:text-properties fo:color="#FFFFFF"/>
    </style:style>
    <style:style style:name="_36628__33394_3" style:display-name="輔色3" style:family="table-cell" style:data-style-name="N0">
      <style:table-cell-properties fo:background-color="#A5A5A5"/>
      <style:text-properties fo:color="#FFFFFF"/>
    </style:style>
    <style:style style:name="_36628__33394_4" style:display-name="輔色4" style:family="table-cell" style:data-style-name="N0">
      <style:table-cell-properties fo:background-color="#FFC000"/>
      <style:text-properties fo:color="#FFFFFF"/>
    </style:style>
    <style:style style:name="_36628__33394_5" style:display-name="輔色5" style:family="table-cell" style:data-style-name="N0">
      <style:table-cell-properties fo:background-color="#5B9BD5"/>
      <style:text-properties fo:color="#FFFFFF"/>
    </style:style>
    <style:style style:name="_36628__33394_6" style:display-name="輔色6" style:family="table-cell" style:data-style-name="N0">
      <style:table-cell-properties fo:background-color="#70AD47"/>
      <style:text-properties fo:color="#FFFFFF"/>
    </style:style>
    <style:style style:name="_27161__38988_" style:display-name="標題" style:family="table-cell" style:data-style-name="N0">
      <style:text-properties fo:color="#44546A" fo:font-size="18pt" style:font-size-asian="18pt" style:font-size-complex="18pt"/>
    </style:style>
    <style:style style:name="_27161__38988__32_1" style:display-name="標題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吳竼瑤</meta:initial-creator>
    <dc:creator>姚宜華</dc:creator>
    <meta:creation-date>2020-12-21T23:57:02Z</meta:creation-date>
    <dc:date>2021-04-12T09:55:17Z</dc:date>
  </office:meta>
</office:document-meta>
</file>